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" fo:font-size="12pt" style:font-size-asian="12pt" style:font-size-complex="12pt"/>
    </style:style>
    <style:style style:name="P4" style:family="paragraph" style:parent-style-name="Table_20_Contents">
      <style:text-properties style:font-name="Arial" fo:font-size="12pt" officeooo:rsid="001db2a7" style:font-size-asian="12pt" style:font-size-complex="12pt"/>
    </style:style>
    <style:style style:name="P5" style:family="paragraph" style:parent-style-name="Table_20_Contents">
      <style:text-properties style:font-name="Arial" fo:font-size="12pt" officeooo:rsid="001db2a7" officeooo:paragraph-rsid="001db2a7" style:font-size-asian="12pt" style:font-size-complex="12pt"/>
    </style:style>
    <style:style style:name="P6" style:family="paragraph" style:parent-style-name="Standard">
      <style:text-properties fo:color="#000000" loext:opacity="100%" style:font-name="Arial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Arial" fo:font-size="12pt" officeooo:rsid="00206d53" officeooo:paragraph-rsid="00206d53" style:font-size-asian="12pt" style:font-size-complex="12pt"/>
    </style:style>
    <style:style style:name="P8" style:family="paragraph" style:parent-style-name="Table_20_Contents" style:list-style-name="L1">
      <style:text-properties style:font-name="Arial" fo:font-size="12pt" officeooo:rsid="00206d53" officeooo:paragraph-rsid="00206d53" style:font-size-asian="12pt" style:font-size-complex="12pt"/>
    </style:style>
    <style:style style:name="P9" style:family="paragraph" style:parent-style-name="Table_20_Contents" style:list-style-name="L2">
      <style:text-properties style:font-name="Arial" fo:font-size="12pt" officeooo:rsid="00206d53" officeooo:paragraph-rsid="00206d53" style:font-size-asian="12pt" style:font-size-complex="12pt"/>
    </style:style>
    <style:style style:name="P10" style:family="paragraph" style:parent-style-name="Table_20_Contents">
      <style:text-properties style:font-name="Arial" fo:font-size="12pt" officeooo:rsid="0021cec1" officeooo:paragraph-rsid="0021cec1" style:font-size-asian="12pt" style:font-size-complex="12pt"/>
    </style:style>
    <style:style style:name="P11" style:family="paragraph" style:parent-style-name="Table_20_Contents">
      <style:text-properties style:font-name="Arial" fo:font-size="12pt" officeooo:rsid="001db2a7" officeooo:paragraph-rsid="0021cec1" style:font-size-asian="12pt" style:font-size-complex="12pt"/>
    </style:style>
    <style:style style:name="P12" style:family="paragraph" style:parent-style-name="Table_20_Contents" style:list-style-name="L3">
      <style:text-properties officeooo:paragraph-rsid="00206d53"/>
    </style:style>
    <style:style style:name="P13" style:family="paragraph" style:parent-style-name="Table_20_Contents" style:list-style-name="L3">
      <style:text-properties officeooo:rsid="00206d53" officeooo:paragraph-rsid="00206d53"/>
    </style:style>
    <style:style style:name="P14" style:family="paragraph" style:parent-style-name="Table_20_Contents">
      <style:text-properties officeooo:rsid="00206d53" officeooo:paragraph-rsid="00206d53"/>
    </style:style>
    <style:style style:name="P15" style:family="paragraph" style:parent-style-name="Table_20_Contents" style:list-style-name="L5">
      <style:text-properties officeooo:rsid="0021cec1" officeooo:paragraph-rsid="0021cec1"/>
    </style:style>
    <style:style style:name="P16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style:font-name="Arial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db2a7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206d53" style:font-size-asian="12pt" style:font-size-complex="12pt"/>
    </style:style>
    <style:style style:name="T6" style:family="text">
      <style:text-properties style:font-name="Arial" fo:font-size="12pt" officeooo:rsid="0021cec1" style:font-size-asian="12pt" style:font-size-complex="12pt"/>
    </style:style>
    <style:style style:name="T7" style:family="text">
      <style:text-properties officeooo:rsid="00206d53"/>
    </style:style>
    <style:style style:name="T8" style:family="text">
      <style:text-properties officeooo:rsid="0021cec1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8pt" style:font-size-asian="18pt" style:font-size-complex="18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17" svg:width="13.625cm" svg:height="2.426cm" svg:x="-1.242cm" svg:y="-3.694cm"><draw:text-box><text:p><text:span text:style-name="T10">Engineer-Trio</text:span></text:p><text:p><text:span text:style-name="T10">Protokoll</text:span></text:p><text:p><text:span text:style-name="T10">Status Report 1</text:span></text:p></draw:text-box></draw:frame>Datum: <text:span text:style-name="T7">11</text:span><text:span text:style-name="T3">.0</text:span><text:span text:style-name="T7">5</text:span><text:span text:style-name="T3">.2022</text:span></text:p>
      <text:p text:style-name="P1">Uhrzeit: <text:span text:style-name="T3">1</text:span><text:span text:style-name="T7">2:00</text:span><text:span text:style-name="T3"> – </text:span><text:span text:style-name="T7">12:40</text:span><text:span text:style-name="T3"> 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6">Daniel Drescher (Scrum Master), Taylan Özdabak (Teammitglied), Serhat Güler (Teammitglied)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1972561096288">
          <table:table-cell table:style-name="Table1.A6" office:value-type="string">
            <text:p text:style-name="P4">12:00</text:p>
          </table:table-cell>
          <table:table-cell table:style-name="Table1.B6" office:value-type="string">
            <text:p text:style-name="P7">Präsentation vom Status Report 1 Dokument </text:p>
            <text:p text:style-name="P7"/>
            <text:p text:style-name="P7">Prototyp mit React :</text:p>
            <text:list xml:id="list1792275124" text:style-name="L1">
              <text:list-item>
                <text:p text:style-name="P8">Landing Page (Login, Registration, Info Text)</text:p>
              </text:list-item>
              <text:list-item>
                <text:p text:style-name="P8">Kursansicht </text:p>
              </text:list-item>
              <text:list-item>
                <text:p text:style-name="P8">Test Kurse</text:p>
              </text:list-item>
              <text:list-item>
                <text:p text:style-name="P8">Test Lektionen</text:p>
              </text:list-item>
              <text:list-item>
                <text:p text:style-name="P8">Lektionansicht (Code input fenster; ausführbar mit compiler)</text:p>
              </text:list-item>
              <text:list-item>
                <text:p text:style-name="P8">Kursverwaltung mit Admin Toolbox (Kurs hinzufügen, löschen, editieren)</text:p>
              </text:list-item>
            </text:list>
          </table:table-cell>
          <table:table-cell table:style-name="Table1.C2" office:value-type="string">
            <text:p text:style-name="P5">D.D, T.Ö </text:p>
          </table:table-cell>
        </table:table-row>
        <table:table-row table:style-name="TableLine1973917420128">
          <table:table-cell table:style-name="Table1.A6" office:value-type="string">
            <text:p text:style-name="P7">12:10</text:p>
          </table:table-cell>
          <table:table-cell table:style-name="Table1.B6" office:value-type="string">
            <text:p text:style-name="P7">Objekt-Modell vorgestellt</text:p>
            <text:p text:style-name="P7"/>
            <text:list xml:id="list3521817143" text:style-name="L2">
              <text:list-item>
                <text:p text:style-name="P9">Noch unklar wann eine lesson wirklich finished ist </text:p>
                <text:p text:style-name="P9"/>
              </text:list-item>
            </text:list>
            <text:p text:style-name="P7">→ Datenbankmodell muss noch überarbeitet werden</text:p>
          </table:table-cell>
          <table:table-cell table:style-name="Table1.C3" office:value-type="string">
            <text:p text:style-name="P11">D.D, T.Ö </text:p>
            <text:p text:style-name="P11"/>
            <text:p text:style-name="P3"/>
          </table:table-cell>
        </table:table-row>
        <table:table-row table:style-name="TableLine1973917420416">
          <table:table-cell table:style-name="Table1.A6" office:value-type="string">
            <text:p text:style-name="P7">12:20</text:p>
          </table:table-cell>
          <table:table-cell table:style-name="Table1.B6" office:value-type="string">
            <text:list xml:id="list747904366" text:style-name="L3">
              <text:list-item>
                <text:p text:style-name="P12"><text:span text:style-name="T5">Serverkommunikation noch unklar </text:span></text:p>
              </text:list-item>
              <text:list-item>
                <text:p text:style-name="P13"><text:span text:style-name="T4">Projektampel vollständig und richtig</text:span></text:p>
              </text:list-item>
            </text:list>
            <text:p text:style-name="P14"><text:span text:style-name="T4"/></text:p>
            <text:p text:style-name="P14"><text:span text:style-name="T4">→ Deadline wurde nicht erreicht, da Serverkommunikation fehlt</text:span></text:p>
          </table:table-cell>
          <table:table-cell table:style-name="Table1.C4" office:value-type="string">
            <text:p text:style-name="P11">D.D, T.Ö </text:p>
          </table:table-cell>
        </table:table-row>
        <table:table-row table:style-name="TableLine1973917411776">
          <table:table-cell table:style-name="Table1.A6" office:value-type="string">
            <text:p text:style-name="P7">12:25</text:p>
          </table:table-cell>
          <table:table-cell table:style-name="Table1.B6" office:value-type="string">
            <text:p text:style-name="P7">Projektmanagement wird auf Trello geregelt</text:p>
          </table:table-cell>
          <table:table-cell table:style-name="Table1.C5" office:value-type="string">
            <text:p text:style-name="P11">D.D, T.Ö </text:p>
          </table:table-cell>
        </table:table-row>
        <table:table-row table:style-name="TableLine1973917414944">
          <table:table-cell table:style-name="Table1.A6" office:value-type="string">
            <text:p text:style-name="P7">12:35</text:p>
          </table:table-cell>
          <table:table-cell table:style-name="Table1.B6" office:value-type="string">
            <text:p text:style-name="P7">Deadline bis Ende Mai 30.5 (Status Report 2)</text:p>
            <text:p text:style-name="P7"/>
            <text:p text:style-name="P7">→ Kommunikation zwischen Front-End und Back-End muss funktionieren</text:p>
            <text:p text:style-name="P7">→ Ergebnis der Deadline entscheidet über den Projektverlauf</text:p>
            <text:p text:style-name="P7">→ <text:span text:style-name="T8">Wenn bis dahin nicht die Kommunikation steht, muss die Gruppe aufgelöst werden </text:span></text:p>
          </table:table-cell>
          <table:table-cell table:style-name="Table1.C6" office:value-type="string">
            <text:p text:style-name="P11">D.D, T.Ö </text:p>
          </table:table-cell>
        </table:table-row>
        <table:table-row table:style-name="TableLine1973917420992">
          <table:table-cell table:style-name="Table1.A7" office:value-type="string">
            <text:p text:style-name="P10">12:40</text:p>
          </table:table-cell>
          <table:table-cell table:style-name="Table1.B7" office:value-type="string">
            <text:p text:style-name="P10">Nächster Termin 18.05.22 (11:30 Uhr) als Review vor dem Status-Report 2</text:p>
            <text:p text:style-name="P10"/>
            <text:list xml:id="list3355300888" text:style-name="L5">
              <text:list-item>
                <text:p text:style-name="P15"><text:span text:style-name="T6">U</text:span><text:span text:style-name="T4">ser-Login </text:span></text:p>
              </text:list-item>
              <text:list-item>
                <text:p text:style-name="P15"><text:span text:style-name="T4">To-Do Liste von funktionalen Anforderungen</text:span></text:p>
              </text:list-item>
            </text:list>
          </table:table-cell>
          <table:table-cell table:style-name="Table1.C7" office:value-type="string">
            <text:p text:style-name="P11">D.D, T.Ö </text:p>
          </table:table-cell>
        </table:table-row>
      </table:table>
      <text:p text:style-name="P6"><draw:frame text:anchor-type="paragraph" draw:z-index="1" draw:name="Text Frame 2" draw:style-name="gr1" draw:text-style-name="P16" svg:width="3.379cm" svg:height="1.255cm" svg:x="14.6cm" svg:y="12.39cm"><draw:text-box><text:p><text:span text:style-name="T9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5-11T14:00:31.752000000</dc:date>
    <meta:editing-duration>PT6M9S</meta:editing-duration>
    <meta:editing-cycles>4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43" meta:word-count="178" meta:character-count="1230" meta:non-whitespace-character-count="1092"/>
  </office:meta>
</office:document-meta>
</file>